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fo:padding="0cm" fo:border="none"/>
    </style:style>
    <style:style style:name="P2" style:family="paragraph" style:parent-style-name="Standard" style:master-page-name="Standard">
      <style:paragraph-properties fo:margin-top="0cm" fo:margin-bottom="0cm" loext:contextual-spacing="false" style:page-number="1" fo:padding="0cm" fo:border="none"/>
    </style:style>
    <style:style style:name="T1" style:family="text">
      <style:text-properties officeooo:rsid="001f241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ntreprise La Part De L’Ange fait du négoce de vin dans la France entière, elle achète des vins de qualité en gros et les revend au détail à des particuliers. Sa maison mère est à Nantes , elle possède des lieux de vente dans 4 villes de France.</text:p>
      <text:p text:style-name="P1"/>
      <text:p text:style-name="P1">Cette entreprise est née il y a 15 ans à Nantes par l’ouverture d’un magasin. Rapidement la qualité des sélections de produits a fait se développer l’entreprise et ouvrir 3 nouveaux magasins à Rennes, La Rochelle et Le Mans et un entrepôt de 500m² à Carquefou. Grâce à un partenariat avec une entreprise de transport, l’entreprise livre dans la France <text:s/>entière à des particuliers qui ont sélectionné leur commande sur catalogue ou par l’intermédiaire d’un site internet développé en 2013 par un stagiaire. Ce site ne permet que de présenter le catalogue, et les commandes se font par email.</text:p>
      <text:p text:style-name="P1">L’entreprise souhaite se développer par l’ouverture de nouveaux magasins dans d’autres villes, ainsi que par la vente en ligne.</text:p>
      <text:p text:style-name="P1"/>
      <text:p text:style-name="P1">Voici la composition de l’entreprise :</text:p>
      <text:p text:style-name="P1">- Eric : Patron, fondateur de l’entreprise et négociant</text:p>
      <text:p text:style-name="P1">- Isabelle : Assistante de direction</text:p>
      <text:p text:style-name="P1">- Jérémy : responsable du magasin de Nantes</text:p>
      <text:p text:style-name="P1">- Jeannine : Responsable du magasin de La Rochelle</text:p>
      <text:p text:style-name="P1">- Sylvain : Responsable du magasin de Rennes</text:p>
      <text:p text:style-name="P1">- Karim : Responsable <text:s/>du magasin du Mans</text:p>
      <text:p text:style-name="P1">- Simone : Responsable administrative</text:p>
      <text:p text:style-name="P1">- Edouardo : Responsable commercial</text:p>
      <text:p text:style-name="P1">- Dominique : Responsable de l’entrepôt</text:p>
      <text:p text:style-name="P1">- Serge et Mounir : Magasinier</text:p>
      <text:p text:style-name="P1">- Jean Pierre : Technicien Système et Réseau s’occupe de l’ensemble du SI d’un point de vu technique (réseau, téléphonie, ordinateurs, serveurs, imprimantes etc.)</text:p>
      <text:p text:style-name="P1">- Rémi : Contrat pro en 4ème année en RIL au CESI du Mans. Il est chargé de l’étude de la mise en place du site ecommerce.</text:p>
      <text:p text:style-name="P1"/>
      <text:p text:style-name="P1"/>
      <text:p text:style-name="P1">L’informatique est <text:s/>gérée aujourd’hui de cette façon :</text:p>
      <text:p text:style-name="P1">- Un serveur accessible de l’ensemble des sites par des liens VPN, héberge des fichiers Excel permettant la gestion des catalogues, des ventes, des stocks, etc.. Ces fichiers sont créés et maintenus par Eric, Isabelle, Simone et Edouardo. De l’avis de tout le monde ce système atteint ses limites car le commerce commence à se développer fortement et de nombreuses erreurs ralentissent les process. En plus le système de l’accès à distance est souvent lent et les utilisateurs dupliquent donc les fichiers pour travailler en local et faire ensuite les mises à jours sur les fichiers centraux.</text:p>
      <text:p text:style-name="P1">- L’entreprise a tenté d’utiliser le logiciel OpenERP mais cela a été un échec car « personne n’a vraiment su comment gérer les choses » dixit Eric.</text:p>
      <text:p text:style-name="P1">- En fin de contrat avec l’entreprise de livraison, La Part De L’Ange souhaite changer de prestataire. Ils souhaitent travailler avec l’entreprise Toutadom.com qui, en plus de ses compétences de livraison sur toute la France, propose une interface de suivi de livraison moderne pouvant s’interfacer avec les ERP et sites d’ecommerce de leurs clients.</text:p>
      <text:p text:style-name="P1">- Rémi, contrat pro de <text:span text:style-name="T1">4ème année de l’IMIE de Nantes a</text:span> fait une étude technique de la mise en place d’un site ecommerce à partir de l’outil Opensource Prestashop. L’entreprise a décidé de le reprendre en contrat pro cette année pour <text:span text:style-name="T1">une 5ème année </text:span>avec pour mission <text:soft-page-break/>de mettre en place avec succès OpenERP et Pretashop en axant particulièrement son attention sur la gestion du changement et l’accompagnement du personnel.</text:p>
      <text:p text:style-name="P1"/>
      <text:p text:style-name="P1">La Part De L’Ange a décidé de vous recruter en tant que Responsable Informatique. <text:span text:style-name="T1">Vous devez</text:span> structurer <text:span text:style-name="T1">et rationaliser le</text:span> SI <text:s/>et on vous donne pour première mission de rédiger une feuille de route permettant de fixer les grands axes de la mise en place de votre démarche <text:s/>dans cette entreprise.</text:p>
      <text:p text:style-name="P1">Eric attends de vous un document synthétique d’une vingtaine de <text:span text:style-name="T1">diapositives</text:span> et la présentation de votre démarche aux comité de direction de l’entrepr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Linux_X86_64 LibreOffice_project/40m0$Build-2</meta:generator>
    <dc:date>2018-02-12T17:58:53.105490793</dc:date>
    <meta:editing-duration>PT3M10S</meta:editing-duration>
    <meta:editing-cycles>1</meta:editing-cycles>
    <meta:document-statistic meta:table-count="0" meta:image-count="0" meta:object-count="0" meta:page-count="2" meta:paragraph-count="23" meta:word-count="625" meta:character-count="3710" meta:non-whitespace-character-count="3104"/>
  </office:meta>
</office:document-meta>
</file>